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69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2 kWh</text:p>
          </table:table-cell>
          <table:table-cell office:value-type="float" office:value="668.01" calcext:value-type="float">
            <text:p>668.01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4" calcext:value-type="float">
            <text:p>4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52.83" calcext:value-type="float">
            <text:p>-352.83</text:p>
          </table:table-cell>
          <table:table-cell office:value-type="string" calcext:value-type="string">
            <text:p>T-0</text:p>
          </table:table-cell>
          <table:table-cell office:value-type="float" office:value="403.65" calcext:value-type="float">
            <text:p>403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7.97" calcext:value-type="float">
            <text:p>7.97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9 kWh</text:p>
          </table:table-cell>
          <table:table-cell office:value-type="float" office:value="796.72" calcext:value-type="float">
            <text:p>796.72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.6" calcext:value-type="float">
            <text:p>4.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20.8" calcext:value-type="float">
            <text:p>-420.8</text:p>
          </table:table-cell>
          <table:table-cell office:value-type="string" calcext:value-type="string">
            <text:p>T-0</text:p>
          </table:table-cell>
          <table:table-cell office:value-type="float" office:value="472.64" calcext:value-type="float">
            <text:p>472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5.92" calcext:value-type="float">
            <text:p>5.92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50 kWh</text:p>
          </table:table-cell>
          <table:table-cell office:value-type="float" office:value="877.86" calcext:value-type="float">
            <text:p>877.8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98" calcext:value-type="float">
            <text:p>4.9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63.67" calcext:value-type="float">
            <text:p>-463.67</text:p>
          </table:table-cell>
          <table:table-cell office:value-type="string" calcext:value-type="string">
            <text:p>T-0</text:p>
          </table:table-cell>
          <table:table-cell office:value-type="float" office:value="508.9" calcext:value-type="float">
            <text:p>508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.96" calcext:value-type="float">
            <text:p>2.9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54 kWh</text:p>
          </table:table-cell>
          <table:table-cell office:value-type="float" office:value="902.9" calcext:value-type="float">
            <text:p>902.9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0.69" calcext:value-type="float">
            <text:p>10.6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82.18" calcext:value-type="float">
            <text:p>108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3.36" calcext:value-type="float">
            <text:p>3.3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1 kWh</text:p>
          </table:table-cell>
          <table:table-cell office:value-type="float" office:value="877.78" calcext:value-type="float">
            <text:p>877.7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5.54" calcext:value-type="float">
            <text:p>5.5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63.85" calcext:value-type="float">
            <text:p>-463.85</text:p>
          </table:table-cell>
          <table:table-cell office:value-type="string" calcext:value-type="string">
            <text:p>T-0</text:p>
          </table:table-cell>
          <table:table-cell office:value-type="float" office:value="562.61" calcext:value-type="float">
            <text:p>562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38 kWh</text:p>
          </table:table-cell>
          <table:table-cell office:value-type="float" office:value="775.91" calcext:value-type="float">
            <text:p>775.9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49" calcext:value-type="float">
            <text:p>4.4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09.82" calcext:value-type="float">
            <text:p>-409.82</text:p>
          </table:table-cell>
          <table:table-cell office:value-type="string" calcext:value-type="string">
            <text:p>T-0</text:p>
          </table:table-cell>
          <table:table-cell office:value-type="float" office:value="453.37" calcext:value-type="float">
            <text:p>453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4.44" calcext:value-type="float">
            <text:p>4.44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6 kWh</text:p>
          </table:table-cell>
          <table:table-cell office:value-type="float" office:value="833.29" calcext:value-type="float">
            <text:p>833.29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4.76" calcext:value-type="float">
            <text:p>4.7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40.13" calcext:value-type="float">
            <text:p>-440.13</text:p>
          </table:table-cell>
          <table:table-cell office:value-type="string" calcext:value-type="string">
            <text:p>T-0</text:p>
          </table:table-cell>
          <table:table-cell office:value-type="float" office:value="484.81" calcext:value-type="float">
            <text:p>484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7.95" calcext:value-type="float">
            <text:p>7.9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2 kWh</text:p>
          </table:table-cell>
          <table:table-cell office:value-type="float" office:value="724.48" calcext:value-type="float">
            <text:p>724.48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24" calcext:value-type="float">
            <text:p>4.24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82.65" calcext:value-type="float">
            <text:p>-382.65</text:p>
          </table:table-cell>
          <table:table-cell office:value-type="string" calcext:value-type="string">
            <text:p>T-0</text:p>
          </table:table-cell>
          <table:table-cell office:value-type="float" office:value="436.13" calcext:value-type="float">
            <text:p>436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.62" calcext:value-type="float">
            <text:p>8.6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55 kWh</text:p>
          </table:table-cell>
          <table:table-cell office:value-type="float" office:value="881.35" calcext:value-type="float">
            <text:p>881.35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5.53" calcext:value-type="float">
            <text:p>5.5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66.15" calcext:value-type="float">
            <text:p>-466.15</text:p>
          </table:table-cell>
          <table:table-cell office:value-type="string" calcext:value-type="string">
            <text:p>T-0</text:p>
          </table:table-cell>
          <table:table-cell office:value-type="float" office:value="566.85" calcext:value-type="float">
            <text:p>566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.36" calcext:value-type="float">
            <text:p>2.3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73 kWh</text:p>
          </table:table-cell>
          <table:table-cell office:value-type="float" office:value="992.76" calcext:value-type="float">
            <text:p>992.7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1.55" calcext:value-type="float">
            <text:p>11.5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9.14" calcext:value-type="float">
            <text:p>1169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36" calcext:value-type="float">
            <text:p>1.36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47 kWh</text:p>
          </table:table-cell>
          <table:table-cell office:value-type="float" office:value="809.23" calcext:value-type="float">
            <text:p>809.2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9.14" calcext:value-type="float">
            <text:p>9.1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24.61" calcext:value-type="float">
            <text:p>924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.59" calcext:value-type="float">
            <text:p>2.59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10 kWh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35" calcext:value-type="float">
            <text:p>3.3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83.62" calcext:value-type="float">
            <text:p>-283.62</text:p>
          </table:table-cell>
          <table:table-cell office:value-type="string" calcext:value-type="string">
            <text:p>T-0</text:p>
          </table:table-cell>
          <table:table-cell office:value-type="float" office:value="341.1" calcext:value-type="float">
            <text:p>34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43:33.968000000</meta:creation-date>
    <dc:date>2018-03-27T21:45:57.250000000</dc:date>
    <meta:editing-duration>PT2M23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